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#ff950e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bold" fo:background-color="#ccffff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bold" fo:background-color="#ff950e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#ff950e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#ffff0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bold" fo:background-color="#ccffff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bold" fo:background-color="transparent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3pt" fo:language="fr" fo:country="FR" fo:background-color="transparent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>
      <style:paragraph-properties>
        <style:tab-stops>
          <style:tab-stop style:position="4.128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bold" fo:background-color="#ccffff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4.128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#99ff33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4.128cm"/>
        </style:tab-stops>
      </style:paragraph-properties>
      <style:text-properties style:use-window-font-color="true" style:text-line-through-style="non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Times New Roman" fo:font-size="13pt" fo:language="fr" fo:country="FR" fo:font-style="normal" style:text-underline-style="none" fo:font-weight="normal" fo:background-color="#ccffff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4.128cm"/>
        </style:tab-stops>
      </style:paragraph-properties>
      <style:text-properties style:text-line-through-style="none" style:font-name="Times New Roman" fo:font-size="13pt" fo:language="fr" fo:country="FR" fo:font-style="normal" style:text-underline-style="none" fo:font-weight="normal" fo:background-color="#ccffff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" style:family="text">
      <style:text-properties fo:background-color="#ff950e"/>
    </style:style>
    <style:style style:name="T2" style:family="text">
      <style:text-properties style:font-name="Times New Roman" fo:language="fr" fo:country="FR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font-name="Times New Roman" fo:language="fr" fo:country="FR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" style:family="text">
      <style:text-properties style:text-line-through-style="none" fo:background-color="transparent"/>
    </style:style>
    <style:style style:name="T7" style:family="text">
      <style:text-properties fo:background-color="#ffff00"/>
    </style:style>
    <style:style style:name="T8" style:family="text">
      <style:text-properties fo:background-color="#99ff33"/>
    </style:style>
    <style:style style:name="T9" style:family="text">
      <style:text-properties fo:font-weight="bold" fo:background-color="#ccffff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fo:font-weight="bold" fo:background-color="#ccffff" style:font-weight-asian="bold" style:font-weight-complex="bold"/>
    </style:style>
    <style:style style:name="T13" style:family="text">
      <style:text-properties style:use-window-font-color="true" style:text-line-through-style="none"/>
    </style:style>
    <style:style style:name="T14" style:family="text">
      <style:text-properties style:use-window-font-color="true" style:text-line-through-style="none" fo:background-color="#99ff33"/>
    </style:style>
    <style:style style:name="T15" style:family="text">
      <style:text-properties style:use-window-font-color="true" style:text-line-through-style="none" fo:background-color="transparent"/>
    </style:style>
    <style:style style:name="T16" style:family="text">
      <style:text-properties style:use-window-font-color="true" fo:background-color="#ff950e"/>
    </style:style>
    <style:style style:name="T17" style:family="text">
      <style:text-properties style:use-window-font-color="true" fo:background-color="transparent"/>
    </style:style>
    <style:style style:name="T18" style:family="text">
      <style:text-properties style:use-window-font-color="true" style:text-underline-style="solid" style:text-underline-width="auto" style:text-underline-color="font-color" fo:font-weight="bold" fo:background-color="#ff950e" style:font-weight-asian="bold" style:font-weight-complex="bold"/>
    </style:style>
    <style:style style:name="T1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 fo:background-color="#99ff33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 fo:font-weight="bold" fo:background-color="#ff950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ités des monstres spéciaux :</text:p>
      <text:p text:style-name="P1">Tous les buffs chaque seconde → pxdentro</text:p>
      <text:p text:style-name="P1">Tous les buffs chaque round → pxdrayon</text:p>
      <text:p text:style-name="P1">Tous les buffs chaque deux rounds → pxdnecro</text:p>
      <text:p text:style-name="P1">Tous les buffs chaque trois rounds → pxdhurle</text:p>
      <text:p text:style-name="P1">Tous les buffs quand touché → pxdmephi</text:p>
      <text:p text:style-name="P1">Tous les buffs quand touche → pxdaveug</text:p>
      <text:p text:style-name="P1">Tous les buffs quand touche x2 → pxdvenin</text:p>
      <text:p text:style-name="P1">Tous les buffs quand meurt → script</text:p>
      <text:p text:style-name="P1">Modifié, script à appliquer :</text:p>
      <text:p text:style-name="P1">8 - Méphitique</text:p>
      <text:p text:style-name="P1">10 - Aveuglant</text:p>
      <text:p text:style-name="P1">11- Du malheur</text:p>
      <text:p text:style-name="P1">39 - Explosif</text:p>
      <text:p text:style-name="P1">43 - Immortel</text:p>
      <text:p text:style-name="P1">57 - Maître des mouches</text:p>
      <text:p text:style-name="P1"/>
      <text:p text:style-name="P1"/>
      <text:p text:style-name="P2">Toutes les auras : animation</text:p>
      <text:p text:style-name="P2">Corriger tous les "quand touché" avec portée = 6</text:p>
      <text:p text:style-name="P1"/>
      <text:p text:style-name="P1">Légères :</text:p>
      <text:p text:style-name="P3">01 - Pyrophore : quand il touche +1d10 dégâts de feu, immunité au feu, bouclier de feu, dégâts de feu infligés +30%</text:p>
      <text:p text:style-name="P3"><text:span text:style-name="T8">Testé : OK</text:span><text:span text:style-name="T21"><text:tab/></text:span><text:span text:style-name="T14">Anim : Ok bouclier de feu</text:span></text:p>
      <text:p text:style-name="P3">02 - Cryophique : quand il touche +1d10 dégâts de froid, immunité au froid, bouclier de froid, dégâts de froid infligés +30%</text:p>
      <text:p text:style-name="P4">Testé : OK<text:span text:style-name="T21"><text:tab/></text:span><text:span text:style-name="T13">Anim : Ok bouclier de froid</text:span></text:p>
      <text:p text:style-name="P1">03 - Accéléré : Hâte</text:p>
      <text:p text:style-name="P4">Testé : OK<text:span text:style-name="T21"><text:tab/></text:span><text:span text:style-name="T13">Anim : rapide</text:span></text:p>
      <text:p text:style-name="P1">04 - Flou : CA +3 et jets de sauvegarde +1</text:p>
      <text:p text:style-name="P4">Testé : OK<text:span text:style-name="T15"><text:tab/></text:span><text:span text:style-name="T13">Anim : Ok ça se voit</text:span></text:p>
      <text:p text:style-name="P1">05 - Berserk : Rage de berserk constante</text:p>
      <text:p text:style-name="P2">Testé : Offensif quand invoqué, à voir ce que ça fait en tant que monstre (attaque les autres ?)</text:p>
      <text:p text:style-name="P5">06* - Cracheur : attaque avec des attaques à distances à la place d'attaques de mêlée, bonus de force converti en taco à distance</text:p>
      <text:p text:style-name="P4">Testé : OK<text:span text:style-name="T21"><text:tab/></text:span><text:span text:style-name="T13">Anim : Ok ça se voit</text:span></text:p>
      <text:p text:style-name="P1">07 - Rayonnant : chaque round radiation autour 2D6 de feu (jets de sauvegarde pour ½)</text:p>
      <text:p text:style-name="P4">Testé : OK<text:span text:style-name="T21"><text:tab/></text:span><text:span text:style-name="T13">Anim : Ok ça se voit</text:span></text:p>
      <text:p text:style-name="P19">08 - Méphitique : quand il est frappé 20% de chance qu'il dégage un petit nuage de gaz qui empoisonne. Quand il meurt nuage autour 4,5 mètres de rayon</text:p>
      <text:p text:style-name="P7">Testé : OK</text:p>
      <text:p text:style-name="P1"><text:span text:style-name="T3">09 - </text:span>Ancien : +30 points de vie, TAC0 +4, jets de sauvegarde +2, niveau de lanceur de sort +4</text:p>
      <text:p text:style-name="P4">Testé : OK</text:p>
      <text:p text:style-name="P19">10 - Aveuglant : quand il touche jet de sauvegarde ou cécité, quand il meurt vague autour 3 mètres, jet de sauvegarde à -4 ou cécité.</text:p>
      <text:p text:style-name="P4">Testé : OK</text:p>
      <text:p text:style-name="P20">11 - Du malheur : quand il touche tous les jets de sauvegarde -1 pendant un tour cumulatif, quand il meurt vague autour 3 mètres tous les jets de sauvegarde -6 pendant 2 tours cumulatif.</text:p>
      <text:p text:style-name="P7">Testé : OK</text:p>
      <text:p text:style-name="P8">12 - Déchirant : quand il touche tous les jets de sauvegarde et CA -1, résistances -5% pendant 1 tour, cumulatif.</text:p>
      <text:p text:style-name="P7">Testé : OK</text:p>
      <text:p text:style-name="P8">13 - Entropique : aura 4,5 m autour joueurs seulement entropie</text:p>
      <text:p text:style-name="P7">Testé : OK<text:span text:style-name="T21"><text:tab/></text:span><text:span text:style-name="T18">Aura : anim à créer</text:span></text:p>
      <text:p text:style-name="P8">14 - Épuisant : aura 4,5 m autour joueurs seulement chaque seconde +1 en fatigue</text:p>
      <text:p text:style-name="P7">Testé : OK<text:span text:style-name="T21"><text:tab/></text:span><text:span text:style-name="T18">Aura : anim à créer</text:span></text:p>
      <text:p text:style-name="P8">15 - Enivrant : aura 4,5m autour joueurs seulement chaque seconde +1 en ébriété</text:p>
      <text:p text:style-name="P7">Testé : OK<text:span text:style-name="T21"><text:tab/></text:span><text:span text:style-name="T18">Aura : anim à créer</text:span></text:p>
      <text:p text:style-name="P8">16 - Furieux : +3 attaques/round</text:p>
      <text:p text:style-name="P7">Testé : OK</text:p>
      <text:p text:style-name="P8"><text:soft-page-break/>17 - Venimeux : quand il touche empoisonne 2 par secondes pendant 20 secondes (jet de sauvegarde à -2 pour éviter) (idem poison d'Araignée de phase)</text:p>
      <text:p text:style-name="P7">Testé : OK</text:p>
      <text:p text:style-name="P11">55 - Puissant : force et constitution fixées à 19 (pas sur les tireurs )</text:p>
      <text:p text:style-name="P16"/>
      <text:p text:style-name="P1">Moyennes :</text:p>
      <text:p text:style-name="P3"><text:span text:style-name="T3">18 - </text:span>Hurle<text:span text:style-name="T21">ur : chaque 3 rounds hurlement : surdité (jet de sauvegarde à -2 </text:span><text:span text:style-name="T6">pour éviter </text:span><text:span text:style-name="T21">) et confusion (jet de sauvegarde </text:span><text:span text:style-name="T6">pour éviter</text:span><text:span text:style-name="T21">)</text:span></text:p>
      <text:p text:style-name="P7">Testé : OK</text:p>
      <text:p text:style-name="P1"><text:span text:style-name="T3">19 - Puits</text:span> de santé : points de vie +200% (à renommer)</text:p>
      <text:p text:style-name="P7">Testé : OK</text:p>
      <text:p text:style-name="P1">20 - Du destin : chance +4, quand il touche chance -1 pendant 1 tour, cumulatif</text:p>
      <text:p text:style-name="P7">Testé : OK</text:p>
      <text:p text:style-name="P5"><text:span text:style-name="T3">21* - </text:span>Proliférateur : chaque 4 rounds crée un petit. Petit qui devient "normal" après 5 rounds, 33%de chance d'être lui même "proliférateur".</text:p>
      <text:p text:style-name="P6">A tester quand j'aurais fait toutes les créatures, pour la Margouille</text:p>
      <text:p text:style-name="P1"><text:span text:style-name="T3">22 - </text:span>De la peste : quand il touche maladie (jet de sauvegarde à -3 pour éviter) : lenteur, dégât 1/round et toutes caractéristiques -3, cumulable après 5 rounds.</text:p>
      <text:p text:style-name="P7">Testé : OK</text:p>
      <text:p text:style-name="P8">23 - Du silence : aura 4,5m autour joueurs seulement silence sans jet de sauvegarde</text:p>
      <text:p text:style-name="P7">Testé : OK<text:span text:style-name="T21"><text:tab/></text:span><text:span text:style-name="T16">Aura : anim à ajouter</text:span></text:p>
      <text:p text:style-name="P1"><text:span text:style-name="T3">24 - </text:span>Horrible : <text:span text:style-name="T7">chaque 3 rounds </text:span>Horreur sur zone. Quand il est frappé : Hantise sur l’attaquant.</text:p>
      <text:p text:style-name="P7">Testé : OK</text:p>
      <text:p text:style-name="P13"><text:span text:style-name="T5">25 - </text:span><text:span text:style-name="T3">Siphonneur </text:span><text:span text:style-name="T2">: </text:span><text:span text:style-name="T5">aura 4,5 m autour joueurs seulement chaque round 2 sorts arcaniques oubliés</text:span></text:p>
      <text:p text:style-name="P7">Testé : OK<text:span text:style-name="T21"><text:tab/></text:span><text:span text:style-name="T18">Aura : anim à créer</text:span></text:p>
      <text:p text:style-name="P1">26 - Cannibale : quand il touche +1D4 dégats soul burn et récupère autant de pvs</text:p>
      <text:p text:style-name="P7">Testé : OK</text:p>
      <text:p text:style-name="P1"><text:span text:style-name="T3">27 - </text:span>Régénérant : Régénère de 3 points de vie par round</text:p>
      <text:p text:style-name="P7">Testé : OK</text:p>
      <text:p text:style-name="P1"><text:span text:style-name="T3">28 - </text:span>Paralysant : quand il touche immobilisation des monstres (jet de sauvegarde à -2 pour éviter)</text:p>
      <text:p text:style-name="P7">Testé : OK</text:p>
      <text:p text:style-name="P1"><text:span text:style-name="T3">29 - </text:span>Brutal : quand il touche +30% de dégâts infligés et étourdissement 1 round (jet de sauvegarde pour éviter)</text:p>
      <text:p text:style-name="P7">Testé : OK</text:p>
      <text:p text:style-name="P1"><text:span text:style-name="T3">30 - </text:span>Antédiluvien : +70 points de vie, TAC0 +8, jets de sauvegarde +5, +1 <text:s/>attaque/round , niveau de lanceur de sort +10</text:p>
      <text:p text:style-name="P7">Testé : OK</text:p>
      <text:p text:style-name="P1">31 - De sombrelune : <text:span text:style-name="T3">aura 4,5m autour joueurs seulement</text:span> aveuglement et surdité (sans jet de sauvegarde)</text:p>
      <text:p text:style-name="P7">Testé : OK<text:span text:style-name="T21"><text:tab/></text:span><text:span text:style-name="T18">Aura : anim à créer</text:span></text:p>
      <text:p text:style-name="P1"><text:span text:style-name="T3">32 - </text:span>Précis : Chance de coup critiques +4</text:p>
      <text:p text:style-name="P7">Testé : OK</text:p>
      <text:p text:style-name="P1"><text:span text:style-name="T3">33 - </text:span>Vampirique : quand il touche Drain de 2 niveaux</text:p>
      <text:p text:style-name="P7">Testé : OK</text:p>
      <text:p text:style-name="P13"><text:span text:style-name="T5">34 - Dirigeante : aura 4,5m autour monstres seulement TAC0</text:span>, dégâts et jets de sauvegarde +4, +1 attaque/round</text:p>
      <text:p text:style-name="P7">Testé : OK<text:span text:style-name="T21"><text:tab/></text:span><text:span text:style-name="T18">Aura : anim à créer</text:span></text:p>
      <text:p text:style-name="P8">35 - Nécromantique : chaque 2 rounds crée un squelette ou un zombi avec hâte, 4% de chance d'un combattant squelette ou goule à la place</text:p>
      <text:p text:style-name="P7">Testé : OK<text:span text:style-name="T21"><text:tab/></text:span><text:span text:style-name="T10">Anim : Ok ça se voit</text:span></text:p>
      <text:p text:style-name="P15">36* - Caparaçonnée : CA +5, résistance aux dégâts +50%, résistance aux armes incrémentée de "+2" (pas d'immu = immu arme normales et magiques +1)</text:p>
      <text:p text:style-name="P16">Testé : OK</text:p>
      <text:p text:style-name="P17">37* - Chargé : <text:s/>Bouclier électrique autour, immunité à l’électricité, renvoi les dégâts électriques, quand il est frappé Éclair 3D6 électrique (jet de sauvegarde ½), 5% de chance de lancer Chaîne d'éclair 6D6 (jet de sauvegarde ½) à la place.</text:p>
      <text:p text:style-name="P16">Testé : OK<text:span text:style-name="T21"><text:tab/></text:span>Anim : Ok bouclier éclectique</text:p>
      <text:p text:style-name="P11">38* - Maudit : relève 10 répliques fantomatiques de lui même en mourant</text:p>
      <text:p text:style-name="P16">Testé : OK</text:p>
      <text:p text:style-name="P8">39 - Explosif : quand il est frappé 25% de chance de créer une petite explosion sur 2,5 mètres autour 4D6 (jet de sauvegarde ½), quand meurt explosion sur 4,5 mètres autour 10D6 (jet de sauvegarde à -2 ½)</text:p>
      <text:p text:style-name="P16">Testé : OK</text:p>
      <text:p text:style-name="P12">56* - D'ombre: Immunité de mort vivant, immunité aux armes non-magiques, draine 2 points de force en touchant.</text:p>
      <text:p text:style-name="P16">Testé : OK<text:span text:style-name="T21"><text:tab/></text:span>Anim : Ok ça se voit</text:p>
      <text:p text:style-name="P8">57 : Maître des mouches : couvert d'un manteau d'insectes (CA +2), renvoi de tous les sorts d'insectes, quand il touche ou quand il est frappé Convocation d'insectes, quand il meurt Fléau d'insectes. </text:p>
      <text:p text:style-name="P16">Testé : OK<text:span text:style-name="T21"><text:tab/></text:span>Anim : Ok ça se voit</text:p>
      <text:p text:style-name="P17"><text:soft-page-break/>58 - Hypnotique : quand il touche Charme néfaste</text:p>
      <text:p text:style-name="P16">Testé : OK</text:p>
      <text:p text:style-name="P16"/>
      <text:p text:style-name="P1">Difficiles / Spéciales :</text:p>
      <text:p text:style-name="P14"><text:span text:style-name="T4">40 - </text:span>Tueur : quand il touche Mort (jet de sauvegarde à -2)</text:p>
      <text:p text:style-name="P16">Testé : OK</text:p>
      <text:p text:style-name="P8">41 - Antimagique : immunisé à la magie et aux armes magiques, aura 4,5 m autour joueurs seulement <text:s/>magie morte, quand il touche dissipe la magie 100% et applique 25% de chances cumulatif de rater l’incantation de sorts pendant 15 rounds.</text:p>
      <text:p text:style-name="P16">Testé : OK<text:span text:style-name="T21"><text:tab/></text:span><text:span text:style-name="T22">Aura : anim à créer</text:span></text:p>
      <text:p text:style-name="P14"><text:span text:style-name="T4">42 - </text:span>Négatif : cannibale + vampirique + quand il est frappé drain de 2 niveaux</text:p>
      <text:p text:style-name="P16">Testé : OK<text:span text:style-name="T21"><text:tab/></text:span>Anim : Ok toute noire</text:p>
      <text:p text:style-name="P8"><text:span text:style-name="T12">43 - Immortel : quand il meurt, revient avec toute sa vie et perd deux niveaux (meurt normalement quand il ne lui reste que 2 niveaux ou moins)</text:span><text:span text:style-name="T11"> </text:span><text:span text:style-name="T1">(marche pas avec les cré immu au lvl drain - MV)</text:span></text:p>
      <text:p text:style-name="P16">Testé : OK</text:p>
      <text:p text:style-name="P8"><text:span text:style-name="T9">44* - Psychique : attaque avec des attaques à distances à la place d'attaques de mêlée/ les attaques explosent (cible +2,5 m autour, ne touche que les ennemis)</text:span><text:span text:style-name="T1">(tester BDF white sans explosion et redimensionnée)</text:span></text:p>
      <text:p text:style-name="P16">Testé : OK</text:p>
      <text:p text:style-name="P8">45 - Réfracté : 4 images miroir permanent.</text:p>
      <text:p text:style-name="P16">Testé : OK<text:span text:style-name="T21"><text:tab/></text:span>Anim : Ok ça se voit</text:p>
      <text:p text:style-name="P8">46 - Temporel : Hâte améliorée, aura 4,5m autour monstres hâte, joueurs lenteur (sans jet de sauvegarde)</text:p>
      <text:p text:style-name="P16">Testé : OK<text:span text:style-name="T21"><text:tab/></text:span>Aura : Ok anim</text:p>
      <text:p text:style-name="P8">47 - Protecteur : aura 4,5m autour monstres seulement points de vie minimum 2.</text:p>
      <text:p text:style-name="P9"><text:span text:style-name="T20">Testé : OK</text:span><text:span text:style-name="T17"><text:tab/></text:span><text:span text:style-name="T19">Aura : anim à créer</text:span></text:p>
      <text:p text:style-name="P8">48 - Source de vie : Régénère de 2 points de vie par seconde, aura 4,5m autour monstres seulement régénération 1 par seconde.</text:p>
      <text:p text:style-name="P16">Testé : OK<text:span text:style-name="T21"><text:tab/></text:span><text:span text:style-name="T22">Aura : anim à créer</text:span></text:p>
      <text:p text:style-name="P15">49* - Répliquant : tous les 2 rounds crée une réplique de lui même, durée 6 rounds. (répliques non répliquantes et reconnaissables : plus claires)</text:p>
      <text:p text:style-name="P16">Testé : OK. <text:span text:style-name="T1">devrait faire une réplique dès le début, mais non.</text:span></text:p>
      <text:p text:style-name="P1">50 - Pyro-lié : quand il est frappé Incinérateur 3D8 sans jet de sauvegarde sur l'attaquant. (pas de limite d’incinérateurs en place)</text:p>
      <text:p text:style-name="P16">Testé : OK</text:p>
      <text:p text:style-name="P1"/>
      <text:p text:style-name="P1">Impossibles : </text:p>
      <text:p text:style-name="P8">51 - Du carnage : Tous les dégâts infligés : +200%</text:p>
      <text:p text:style-name="P16">Testé : OK</text:p>
      <text:p text:style-name="P8">52 - Super : +3 attaques par round, Hâte améliorée, +100% mouvement, résistances élémentaires/physiques +80%, jets de sauvegarde +3, statistique physiques 23 (pas de RM en + ou immunité particulière alors effets de mort/métamorphose pour tuer.)</text:p>
      <text:p text:style-name="P16">Testé : OK<text:span text:style-name="T21"><text:tab/></text:span>Anim : très rapide</text:p>
      <text:p text:style-name="P12">53* - Scion de la magie : enchaînement, temps d'incantation max 3, sorts infinis</text:p>
      <text:p text:style-name="P8">54 - Du vide : Quand il touche Désintégration (jet de sauvegarde -4) </text:p>
      <text:p text:style-name="P16">Testé : OK</text:p>
      <text:p text:style-name="P10"/>
      <text:p text:style-name="P10"/>
      <text:p text:style-name="P8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5H45M51S</meta:editing-duration>
    <meta:editing-cycles>49</meta:editing-cycles>
    <meta:generator>OpenOffice/4.1.14$Win32 OpenOffice.org_project/4114m1$Build-9811</meta:generator>
    <dc:date>2025-10-14T22:30:40.35</dc:date>
    <meta:document-statistic meta:table-count="0" meta:image-count="0" meta:object-count="0" meta:page-count="3" meta:paragraph-count="136" meta:word-count="1596" meta:character-count="8182"/>
    <meta:user-defined meta:name="Info 1"/>
    <meta:user-defined meta:name="Info 2"/>
    <meta:user-defined meta:name="Info 3"/>
    <meta:user-defined meta:name="Info 4"/>
  </office:meta>
</office:document-meta>
</file>